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</style:style>
    <style:style style:name="P6" style:family="paragraph" style:parent-style-name="Text_20_body" style:list-style-name="L3">
      <style:paragraph-properties fo:margin-left="0cm" fo:margin-right="0cm" fo:text-indent="0cm" style:auto-text-indent="false"/>
    </style:style>
    <style:style style:name="P7" style:family="paragraph" style:parent-style-name="Text_20_body" style:list-style-name="L4">
      <style:paragraph-properties fo:margin-left="0cm" fo:margin-right="0cm" fo:text-indent="0cm" style:auto-text-indent="false"/>
    </style:style>
    <style:style style:name="P8" style:family="paragraph" style:parent-style-name="Preformatted_20_Text">
      <style:paragraph-properties fo:margin-left="0cm" fo:margin-right="0cm" fo:text-indent="0cm" style:auto-text-indent="false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Text_20_body" style:list-style-name="L5">
      <style:paragraph-properties fo:margin-left="0cm" fo:margin-right="0cm" fo:text-indent="0cm" style:auto-text-indent="false"/>
    </style:style>
    <style:style style:name="P11" style:family="paragraph" style:parent-style-name="Text_20_body" style:list-style-name="L6">
      <style:paragraph-properties fo:margin-left="0cm" fo:margin-right="0cm" fo:text-indent="0cm" style:auto-text-indent="false"/>
    </style:style>
    <style:style style:name="P12" style:family="paragraph" style:parent-style-name="Text_20_body" style:list-style-name="L7">
      <style:paragraph-properties fo:margin-left="0cm" fo:margin-right="0cm" fo:text-indent="0cm" style:auto-text-indent="false"/>
    </style:style>
    <style:style style:name="P13" style:family="paragraph" style:parent-style-name="Text_20_body" style:list-style-name="L8">
      <style:paragraph-properties fo:margin-left="0cm" fo:margin-right="0cm" fo:text-indent="0cm" style:auto-text-indent="false"/>
    </style:style>
    <style:style style:name="P14" style:family="paragraph" style:parent-style-name="Text_20_body" style:list-style-name="L9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Next Mini‑Goal: Bring Up Hardware Interrupts (IRQs)</text:span></text:h>
      <text:section text:style-name="Sect1" text:name="1JVQ21dQyZCMbWS4SDoVT-content-0">
        <text:p text:style-name="P2">This is the moment where your kernel stops being a static program and starts reacting to the world. Once IRQs work, you can:</text:p>
        <text:list text:style-name="L1">
          <text:list-item>
            <text:p text:style-name="P3">run timers</text:p>
          </text:list-item>
          <text:list-item>
            <text:p text:style-name="P3">schedule tasks</text:p>
          </text:list-item>
          <text:list-item>
            <text:p text:style-name="P3">handle keyboard input</text:p>
          </text:list-item>
          <text:list-item>
            <text:p text:style-name="P3">handle APIC events</text:p>
          </text:list-item>
          <text:list-item>
            <text:p text:style-name="P3">measure time</text:p>
          </text:list-item>
          <text:list-item>
            <text:p text:style-name="P3">build preemption</text:p>
          </text:list-item>
          <text:list-item>
            <text:p text:style-name="P3">build a real kernel loop</text:p>
          </text:list-item>
        </text:list>
        <text:p text:style-name="P2">It’s the gateway to everything dynamic.</text:p>
        <text:h text:style-name="P1" text:outline-level="1"><text:span text:style-name="Strong_20_Emphasis">The Path to Achieve It</text:span></text:h>
        <text:p text:style-name="P2">Below is the exact sequence I recommend. Each step is small, testable, and builds on the last.</text:p>
        <text:h text:style-name="P4" text:outline-level="2"><text:span text:style-name="Strong_20_Emphasis">1. Install a Real IDT Entry for IRQ0 (Timer)</text:span></text:h>
        <text:p text:style-name="P2">You already have exception stubs. Now add:</text:p>
        <text:list text:style-name="L2">
          <text:list-item>
            <text:p text:style-name="P5">an IRQ0 stub in assembly</text:p>
          </text:list-item>
          <text:list-item>
            <text:p text:style-name="P5">an IDT entry pointing to it</text:p>
          </text:list-item>
          <text:list-item>
            <text:p text:style-name="P5">a simple Rust/Zig handler that prints a milestone like <text:span text:style-name="Source_20_Text">IRQ0!</text:span></text:p>
          </text:list-item>
        </text:list>
        <text:p text:style-name="P2">This confirms:</text:p>
        <text:list text:style-name="L3">
          <text:list-item>
            <text:p text:style-name="P6">IDT works</text:p>
          </text:list-item>
          <text:list-item>
            <text:p text:style-name="P6">interrupt gates work</text:p>
          </text:list-item>
          <text:list-item>
            <text:p text:style-name="P6">your stack frame layout is correct</text:p>
          </text:list-item>
          <text:list-item>
            <text:p text:style-name="P6">your higher‑half mapping is correct</text:p>
          </text:list-item>
          <text:list-item>
            <text:p text:style-name="P6">your CPU can enter and exit interrupt context safely</text:p>
          </text:list-item>
        </text:list>
        <text:p text:style-name="P2">This is the single most important test before enabling the PIC/APIC.</text:p>
        <text:h text:style-name="P4" text:outline-level="2"><text:span text:style-name="Strong_20_Emphasis">2. Remap the PIC (8259A)</text:span></text:h>
        <text:p text:style-name="P2">The legacy PIC fires IRQs at vectors 0–15, which overlap CPU exceptions. You remap them to 32–47.</text:p>
        <text:p text:style-name="P2"><text:soft-page-break/>This is a tiny piece of code:</text:p>
        <text:list text:style-name="L4">
          <text:list-item>
            <text:p text:style-name="P7">send ICW1–ICW4 to both PICs</text:p>
          </text:list-item>
          <text:list-item>
            <text:p text:style-name="P7">set master offset = 32</text:p>
          </text:list-item>
          <text:list-item>
            <text:p text:style-name="P7">set slave offset = 40</text:p>
          </text:list-item>
          <text:list-item>
            <text:p text:style-name="P7">unmask IRQ0 only</text:p>
          </text:list-item>
        </text:list>
        <text:p text:style-name="P2">After this, IRQ0 will fire at vector 32.</text:p>
        <text:h text:style-name="P4" text:outline-level="2"><text:span text:style-name="Strong_20_Emphasis">3. Enable interrupts (STI) and watch IRQ0 fire</text:span></text:h>
        <text:p text:style-name="P2">This is the magic moment.</text:p>
        <text:p text:style-name="P2">You’ll see:</text:p>
        <text:p text:style-name="P2">Code</text:p>
        <text:p text:style-name="P8"><text:span text:style-name="Source_20_Text">IRQ0!</text:span></text:p>
        <text:p text:style-name="Preformatted_20_Text"><text:span text:style-name="Source_20_Text">IRQ0!</text:span></text:p>
        <text:p text:style-name="P9"><text:span text:style-name="Source_20_Text">IRQ0!</text:span></text:p>
        <text:p text:style-name="P2">or whatever milestone you print.</text:p>
        <text:p text:style-name="P2">This proves:</text:p>
        <text:list text:style-name="L5">
          <text:list-item>
            <text:p text:style-name="P10">PIC is remapped</text:p>
          </text:list-item>
          <text:list-item>
            <text:p text:style-name="P10">IDT entries are correct</text:p>
          </text:list-item>
          <text:list-item>
            <text:p text:style-name="P10">interrupt gates work</text:p>
          </text:list-item>
          <text:list-item>
            <text:p text:style-name="P10">your stack is stable</text:p>
          </text:list-item>
          <text:list-item>
            <text:p text:style-name="P10">your paging is stable under interrupt pressure</text:p>
          </text:list-item>
          <text:list-item>
            <text:p text:style-name="P10">your kernel can handle asynchronous events</text:p>
          </text:list-item>
        </text:list>
        <text:p text:style-name="P2">This is the first time your kernel becomes “alive.”</text:p>
        <text:h text:style-name="P4" text:outline-level="2"><text:span text:style-name="Strong_20_Emphasis">4. Add a simple tick counter</text:span></text:h>
        <text:p text:style-name="P2">Increment a global <text:span text:style-name="Source_20_Text">ticks</text:span> variable in the IRQ0 handler.</text:p>
        <text:p text:style-name="P2">Print it occasionally or use it to drive a heartbeat.</text:p>
        <text:p text:style-name="P2">This gives you:</text:p>
        <text:list text:style-name="L6">
          <text:list-item>
            <text:p text:style-name="P11">a working time base</text:p>
          </text:list-item>
          <text:list-item>
            <text:p text:style-name="P11">a way to measure delays</text:p>
          </text:list-item>
          <text:list-item>
            <text:p text:style-name="P11">a foundation for scheduling</text:p>
          </text:list-item>
        </text:list>
        <text:h text:style-name="P4" text:outline-level="2"><text:span text:style-name="Strong_20_Emphasis">5. Replace PIC with APIC (optional but recommended)</text:span></text:h>
        <text:p text:style-name="P2">Once PIC IRQ0 works, switching to LAPIC + IOAPIC is straightforward.</text:p>
        <text:p text:style-name="P2"><text:soft-page-break/>This unlocks:</text:p>
        <text:list text:style-name="L7">
          <text:list-item>
            <text:p text:style-name="P12">multicore</text:p>
          </text:list-item>
          <text:list-item>
            <text:p text:style-name="P12">high‑resolution timers</text:p>
          </text:list-item>
          <text:list-item>
            <text:p text:style-name="P12">proper interrupt routing</text:p>
          </text:list-item>
        </text:list>
        <text:p text:style-name="P2">But you don’t need this immediately.</text:p>
        <text:h text:style-name="P1" text:outline-level="1"><text:span text:style-name="Strong_20_Emphasis">Why this is the perfect next step</text:span></text:h>
        <text:p text:style-name="P2">You’ve already solved the hardest early‑kernel problems:</text:p>
        <text:list text:style-name="L8">
          <text:list-item>
            <text:p text:style-name="P13">paging</text:p>
          </text:list-item>
          <text:list-item>
            <text:p text:style-name="P13">higher‑half</text:p>
          </text:list-item>
          <text:list-item>
            <text:p text:style-name="P13"><text:span text:style-name="Source_20_Text">.bss</text:span></text:p>
          </text:list-item>
          <text:list-item>
            <text:p text:style-name="P13">phys/virt</text:p>
          </text:list-item>
          <text:list-item>
            <text:p text:style-name="P13">allocator</text:p>
          </text:list-item>
          <text:list-item>
            <text:p text:style-name="P13">IDT exceptions</text:p>
          </text:list-item>
        </text:list>
        <text:p text:style-name="P2">IRQs are the natural continuation because they:</text:p>
        <text:list text:style-name="L9">
          <text:list-item>
            <text:p text:style-name="P14">validate your IDT under real pressure</text:p>
          </text:list-item>
          <text:list-item>
            <text:p text:style-name="P14">validate your stack discipline</text:p>
          </text:list-item>
          <text:list-item>
            <text:p text:style-name="P14">validate your paging under asynchronous entry</text:p>
          </text:list-item>
          <text:list-item>
            <text:p text:style-name="P14">give you a heartbeat for future subsystems</text:p>
          </text:list-item>
          <text:list-item>
            <text:p text:style-name="P14">unlock everything else (scheduler, drivers, input, timers)</text:p>
          </text:list-item>
        </text:list>
        <text:p text:style-name="P2">And each step is tiny and testable.</text:p>
        <text:p text:style-name="P2">If you want, I can sketch the exact IRQ0 stub, the PIC remap code, and the IDT entry layout you’ll need.</text:p>
      </text:section>
      <text:section text:style-name="Sect1" text:name="4kpNrVGut2yRxDcDYxaBE-user-message">
        <text:p text:style-name="P15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03:27:33.770711630</meta:creation-date>
    <dc:date>2026-01-21T06:15:28.565712457</dc:date>
    <meta:editing-duration>PT2H37M34S</meta:editing-duration>
    <meta:editing-cycles>1</meta:editing-cycles>
    <meta:document-statistic meta:table-count="0" meta:image-count="0" meta:object-count="0" meta:page-count="3" meta:paragraph-count="78" meta:word-count="474" meta:character-count="2536" meta:non-whitespace-character-count="2185"/>
    <meta:generator>LibreOffice/25.8.4.2$Linux_X86_64 LibreOffice_project/580$Build-2</meta:generator>
  </office:meta>
</office:document-meta>
</file>